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3H18M32S</meta:editing-duration>
    <meta:editing-cycles>111</meta:editing-cycles>
    <meta:generator>LibreOffice/4.3.2.2$Windows_x86 LibreOffice_project/edfb5295ba211bd31ad47d0bad0118690f76407d</meta:generator>
    <dc:date>2015-01-12T12:17:55.580000000</dc:date>
    <meta:document-statistic meta:object-count="260"/>
  </office:meta>
</office:document-meta>
</file>